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1e29c0" officeooo:paragraph-rsid="001e29c0"/>
    </style:style>
    <style:style style:name="P2" style:family="paragraph" style:parent-style-name="Standard">
      <style:text-properties fo:font-weight="bold" officeooo:rsid="001e29c0" officeooo:paragraph-rsid="001e29c0" style:font-weight-asian="bold" style:font-weight-complex="bold"/>
    </style:style>
    <style:style style:name="P3" style:family="paragraph" style:parent-style-name="Standard">
      <style:text-properties fo:font-weight="bold" officeooo:rsid="001e29c0" officeooo:paragraph-rsid="001efb8e" style:font-weight-asian="bold" style:font-weight-complex="bold"/>
    </style:style>
    <style:style style:name="P4" style:family="paragraph" style:parent-style-name="Standard">
      <style:text-properties fo:font-weight="bold" officeooo:rsid="001e29c0" officeooo:paragraph-rsid="00222587" style:font-weight-asian="bold" style:font-weight-complex="bold"/>
    </style:style>
    <style:style style:name="P5" style:family="paragraph" style:parent-style-name="Standard">
      <style:text-properties fo:font-weight="bold" officeooo:rsid="00222587" officeooo:paragraph-rsid="0022258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fb8e" style:font-weight-asian="normal" style:font-weight-complex="normal"/>
    </style:style>
    <style:style style:name="T4" style:family="text">
      <style:text-properties fo:font-weight="normal" officeooo:rsid="00222587" style:font-weight-asian="normal" style:font-weight-complex="normal"/>
    </style:style>
    <style:style style:name="T5" style:family="text">
      <style:text-properties officeooo:rsid="001efb8e"/>
    </style:style>
    <style:style style:name="T6" style:family="text">
      <style:text-properties officeooo:rsid="0022258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oal</text:span>: Develop a software and hardware platform for researchers to perform human subject studies involving administering rapid acceleration/deceleration events while on a treadmill. This platform will include the incorporation of data from several sources including; but not limited to, motion capture, force plate, <text:span text:style-name="T5">EMG</text:span>, tachometer, <text:span text:style-name="T5">and Stimulator Box</text:span>. <text:span text:style-name="T5">This platform will also include the ability to administer small amounts of current to human subjects in order to elicit a reflex.</text:span></text:p>
      <text:p text:style-name="P1"/>
      <text:p text:style-name="P2">Hardware: <text:span text:style-name="T2">1.) Bertec Instrumented Treadmill model ITR-11</text:span></text:p>
      <text:p text:style-name="P2"><text:span text:style-name="T2"><text:tab/> <text:s text:c="7"/>2.) Infrared Tachometer*</text:span></text:p>
      <text:p text:style-name="P2"><text:span text:style-name="T2"><text:s text:c="20"/>3.) Qualysis </text:span><text:span text:style-name="T3">Oqus E500 Motion Capture Cameras</text:span></text:p>
      <text:p text:style-name="P2"><text:span text:style-name="T3"><text:s text:c="20"/>4.) Intel I7 PC</text:span></text:p>
      <text:p text:style-name="P2"><text:span text:style-name="T3"><text:s text:c="20"/>5.) National Instruments Data Acquisition Board</text:span></text:p>
      <text:p text:style-name="P2"><text:span text:style-name="T3"><text:s text:c="20"/>6.) Machine Computing Data Acquisition Board</text:span></text:p>
      <text:p text:style-name="P3"><text:span text:style-name="T3"><text:s text:c="20"/>7.) Bertec Force Plates</text:span></text:p>
      <text:p text:style-name="P3"><text:span text:style-name="T3"/></text:p>
      <text:p text:style-name="P3"><text:span text:style-name="T5">Software: </text:span><text:span text:style-name="T3">1.) <text:s/>Qualysis Track Manager Motion Capture Software</text:span></text:p>
      <text:p text:style-name="P3"><text:span text:style-name="T3"><text:s text:c="18"/>2.) Bertec Treadmill Control Software.</text:span></text:p>
      <text:p text:style-name="P3"><text:span text:style-name="T3"><text:s text:c="18"/>3.) Treadmill Rapid Accel/Decel/Stim Control Software (TRADSCS)*</text:span></text:p>
      <text:p text:style-name="P3"><text:span text:style-name="T3"/></text:p>
      <text:p text:style-name="P4"><text:span text:style-name="T3">* </text:span><text:span text:style-name="T4">See Below for Description</text:span></text:p>
      <text:p text:style-name="P5"><text:span text:style-name="T4"/></text:p>
      <text:p text:style-name="P5">Project Description:</text:p>
      <text:p text:style-name="P5"/>
      <text:p text:style-name="P5"/>
      <text:p text:style-name="P3"><text:span text:style-name="T3"/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5:33:12.629802339</meta:creation-date>
    <dc:date>2018-09-07T16:01:03.113629847</dc:date>
    <meta:editing-duration>PT5M58S</meta:editing-duration>
    <meta:editing-cycles>2</meta:editing-cycles>
    <meta:generator>LibreOffice/5.4.2.2.0$Linux_X86_64 LibreOffice_project/40m0$Build-2</meta:generator>
    <meta:document-statistic meta:table-count="0" meta:image-count="0" meta:object-count="0" meta:page-count="1" meta:paragraph-count="13" meta:word-count="134" meta:character-count="1090" meta:non-whitespace-character-count="823"/>
  </office:meta>
</office:document-meta>
</file>